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WorkExperience" style:family="table" style:master-page-name="">
      <style:table-properties style:width="7.0875in" style:page-number="auto" table:align="margins"/>
    </style:style>
    <style:style style:name="WorkExperience.A" style:family="table-column">
      <style:table-column-properties style:column-width="1.2993in" style:rel-column-width="12014*"/>
    </style:style>
    <style:style style:name="WorkExperience.B" style:family="table-column">
      <style:table-column-properties style:column-width="5.7882in" style:rel-column-width="53521*"/>
    </style:style>
    <style:style style:name="WorkExperience.A1" style:family="table-cell">
      <style:table-cell-properties fo:background-color="transparent" fo:padding="0in" fo:border="none">
        <style:background-image/>
      </style:table-cell-properties>
    </style:style>
    <style:style style:name="Education" style:family="table">
      <style:table-properties style:width="7.0875in" table:align="margins"/>
    </style:style>
    <style:style style:name="Education.A" style:family="table-column">
      <style:table-column-properties style:column-width="1.2993in" style:rel-column-width="12014*"/>
    </style:style>
    <style:style style:name="Education.B" style:family="table-column">
      <style:table-column-properties style:column-width="5.7882in" style:rel-column-width="53521*"/>
    </style:style>
    <style:style style:name="Education.A1" style:family="table-cell" style:data-style-name="N0">
      <style:table-cell-properties fo:background-color="transparent" fo:padding="0in" fo:border="none">
        <style:background-image/>
      </style:table-cell-properties>
    </style:style>
    <style:style style:name="Education.B1" style:family="table-cell">
      <style:table-cell-properties fo:background-color="transparent" fo:padding="0in" fo:border="none">
        <style:background-image/>
      </style:table-cell-properties>
    </style:style>
    <style:style style:name="Languages" style:family="table">
      <style:table-properties style:width="7.0875in" table:align="margins"/>
    </style:style>
    <style:style style:name="Languages.A" style:family="table-column">
      <style:table-column-properties style:column-width="1.2993in" style:rel-column-width="12014*"/>
    </style:style>
    <style:style style:name="Languages.B" style:family="table-column">
      <style:table-column-properties style:column-width="1.4549in" style:rel-column-width="13452*"/>
    </style:style>
    <style:style style:name="Languages.C" style:family="table-column">
      <style:table-column-properties style:column-width="1.0569in" style:rel-column-width="9773*"/>
    </style:style>
    <style:style style:name="Languages.D" style:family="table-column">
      <style:table-column-properties style:column-width="3.2764in" style:rel-column-width="30296*"/>
    </style:style>
    <style:style style:name="SelfLearning" style:family="table">
      <style:table-properties style:width="7.0875in" table:align="margins"/>
    </style:style>
    <style:style style:name="SelfLearning.A" style:family="table-column">
      <style:table-column-properties style:column-width="1.2993in" style:rel-column-width="12014*"/>
    </style:style>
    <style:style style:name="SelfLearning.B" style:family="table-column">
      <style:table-column-properties style:column-width="5.7882in" style:rel-column-width="53521*"/>
    </style:style>
    <style:style style:name="SelfLearning.A1" style:family="table-cell">
      <style:table-cell-properties fo:padding="0in" fo:border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DescriptionHeader">
      <style:text-properties fo:language="en" fo:country="US"/>
    </style:style>
    <style:style style:name="P3" style:family="paragraph" style:parent-style-name="DescriptionHeader">
      <style:text-properties fo:language="en" fo:country="US" officeooo:rsid="000f6198" officeooo:paragraph-rsid="0016f7ec"/>
    </style:style>
    <style:style style:name="P4" style:family="paragraph" style:parent-style-name="DescriptionHeader">
      <style:text-properties fo:language="en" fo:country="US" officeooo:paragraph-rsid="0016f7ec"/>
    </style:style>
    <style:style style:name="P5" style:family="paragraph" style:parent-style-name="DescriptionHeader">
      <style:text-properties fo:language="en" fo:country="US" officeooo:paragraph-rsid="00245cb3"/>
    </style:style>
    <style:style style:name="P6" style:family="paragraph" style:parent-style-name="Date">
      <style:text-properties fo:language="en" fo:country="US"/>
    </style:style>
    <style:style style:name="P7" style:family="paragraph" style:parent-style-name="Date">
      <style:text-properties fo:language="en" fo:country="US" officeooo:rsid="000f6198" officeooo:paragraph-rsid="000f6198"/>
    </style:style>
    <style:style style:name="P8" style:family="paragraph" style:parent-style-name="Date">
      <style:paragraph-properties fo:margin-left="0in" fo:margin-right="0.1181in" fo:margin-top="0in" fo:margin-bottom="0in" loext:contextual-spacing="false" fo:text-indent="0in" style:auto-text-indent="false" style:shadow="none">
        <style:tab-stops/>
      </style:paragraph-properties>
      <style:text-properties fo:language="en" fo:country="US"/>
    </style:style>
    <style:style style:name="P9" style:family="paragraph" style:parent-style-name="Standard">
      <style:text-properties fo:font-size="18pt" fo:language="en" fo:country="US" style:font-size-asian="18pt" style:font-size-complex="18pt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officeooo:rsid="0011d608" officeooo:paragraph-rsid="0011d608"/>
    </style:style>
    <style:style style:name="P12" style:family="paragraph" style:parent-style-name="Standard">
      <style:paragraph-properties fo:break-before="column"/>
      <style:text-properties fo:language="en" fo:country="US"/>
    </style:style>
    <style:style style:name="P13" style:family="paragraph" style:parent-style-name="DescriptionBody">
      <style:text-properties fo:language="en" fo:country="US"/>
    </style:style>
    <style:style style:name="P14" style:family="paragraph" style:parent-style-name="DescriptionBody">
      <style:text-properties fo:language="en" fo:country="US" officeooo:paragraph-rsid="0014e054"/>
    </style:style>
    <style:style style:name="P15" style:family="paragraph" style:parent-style-name="DescriptionBody">
      <style:text-properties officeooo:rsid="002411c3" officeooo:paragraph-rsid="002411c3"/>
    </style:style>
    <style:style style:name="P16" style:family="paragraph" style:parent-style-name="DescriptionBody">
      <style:text-properties officeooo:rsid="002411c3" officeooo:paragraph-rsid="00259087"/>
    </style:style>
    <style:style style:name="P17" style:family="paragraph" style:parent-style-name="Heading">
      <style:paragraph-properties fo:margin-top="0.1965in" fo:margin-bottom="0.1965in" loext:contextual-spacing="false"/>
      <style:text-properties fo:language="en" fo:country="US"/>
    </style:style>
    <style:style style:name="P18" style:family="paragraph" style:parent-style-name="DescriptionHeader">
      <style:paragraph-properties fo:margin-left="0in" fo:margin-right="0in" fo:text-align="justify" style:justify-single-word="false" fo:text-indent="0in" style:auto-text-indent="false" fo:keep-with-next="always">
        <style:tab-stops>
          <style:tab-stop style:position="1.2992in"/>
        </style:tab-stops>
      </style:paragraph-properties>
      <style:text-properties fo:language="en" fo:country="US" officeooo:paragraph-rsid="0018a387"/>
    </style:style>
    <style:style style:name="P19" style:family="paragraph" style:parent-style-name="DescriptionHeader">
      <style:paragraph-properties fo:margin-left="0in" fo:margin-right="0in" fo:margin-top="0in" fo:margin-bottom="0.0783in" loext:contextual-spacing="false" fo:text-align="justify" style:justify-single-word="false" fo:text-indent="0in" style:auto-text-indent="false">
        <style:tab-stops>
          <style:tab-stop style:position="1.2992in"/>
        </style:tab-stops>
      </style:paragraph-properties>
      <style:text-properties fo:language="en" fo:country="US" officeooo:paragraph-rsid="001a6255"/>
    </style:style>
    <style:style style:name="P20" style:family="paragraph" style:parent-style-name="DescriptionHeader">
      <style:paragraph-properties fo:margin-left="0in" fo:margin-right="0in" fo:margin-top="0in" fo:margin-bottom="0.0783in" loext:contextual-spacing="false" fo:text-align="justify" style:justify-single-word="false" fo:text-indent="0in" style:auto-text-indent="false">
        <style:tab-stops>
          <style:tab-stop style:position="1.2992in"/>
        </style:tab-stops>
      </style:paragraph-properties>
      <style:text-properties fo:language="en" fo:country="US" officeooo:paragraph-rsid="001e0aa1"/>
    </style:style>
    <style:style style:name="P21" style:family="paragraph" style:parent-style-name="DescriptionHeader">
      <style:paragraph-properties fo:margin-left="0in" fo:margin-right="0in" fo:text-align="justify" style:justify-single-word="false" fo:text-indent="0in" style:auto-text-indent="false">
        <style:tab-stops>
          <style:tab-stop style:position="1.2992in"/>
        </style:tab-stops>
      </style:paragraph-properties>
      <style:text-properties fo:language="en" fo:country="US" officeooo:paragraph-rsid="001c0ed7"/>
    </style:style>
    <style:style style:name="P22" style:family="paragraph" style:parent-style-name="Heading_20_1">
      <style:text-properties fo:language="en" fo:country="US"/>
    </style:style>
    <style:style style:name="P23" style:family="paragraph" style:parent-style-name="Heading_20_1" style:master-page-name="">
      <style:paragraph-properties fo:margin-left="0in" fo:margin-right="0in" fo:text-align="start" style:justify-single-word="false" fo:text-indent="0in" style:auto-text-indent="false" style:page-number="auto" fo:padding-left="0.0398in" fo:padding-right="0.0398in" fo:padding-top="0in" fo:padding-bottom="0.0398in" fo:border-left="0.99pt solid #9999cc" fo:border-right="none" fo:border-top="0.99pt solid #9999cc" fo:border-bottom="none" style:shadow="none" fo:keep-with-next="always">
        <style:tab-stops>
          <style:tab-stop style:position="1.2992in"/>
        </style:tab-stops>
      </style:paragraph-properties>
      <style:text-properties fo:font-size="13pt" fo:language="en" fo:country="US" style:font-size-asian="11.3500003814697pt" style:font-size-complex="13pt"/>
    </style:style>
    <style:style style:name="P24" style:family="paragraph" style:parent-style-name="Heading_20_1" style:master-page-name="">
      <style:paragraph-properties fo:margin-left="0in" fo:margin-right="0in" fo:text-align="start" style:justify-single-word="false" fo:text-indent="0in" style:auto-text-indent="false" style:page-number="auto" fo:padding-left="0.0398in" fo:padding-right="0.0398in" fo:padding-top="0in" fo:padding-bottom="0.0398in" fo:border-left="0.99pt solid #9999cc" fo:border-right="none" fo:border-top="0.99pt solid #9999cc" fo:border-bottom="none" style:shadow="none" fo:keep-with-next="always">
        <style:tab-stops>
          <style:tab-stop style:position="1.2992in"/>
        </style:tab-stops>
      </style:paragraph-properties>
      <style:text-properties fo:language="en" fo:country="US"/>
    </style:style>
    <style:style style:name="P25" style:family="paragraph" style:parent-style-name="Date">
      <style:text-properties fo:language="en" fo:country="US" officeooo:rsid="002a9b2e" officeooo:paragraph-rsid="002a9b2e"/>
    </style:style>
    <style:style style:name="P26" style:family="paragraph" style:parent-style-name="DescriptionHeader">
      <style:paragraph-properties fo:margin-left="0in" fo:margin-right="0in" fo:margin-top="0in" fo:margin-bottom="0.0783in" loext:contextual-spacing="false" fo:text-align="justify" style:justify-single-word="false" fo:text-indent="0in" style:auto-text-indent="false" fo:keep-with-next="always">
        <style:tab-stops>
          <style:tab-stop style:position="1.2992in"/>
        </style:tab-stops>
      </style:paragraph-properties>
      <style:text-properties style:use-window-font-color="true" fo:font-size="11pt" fo:language="en" fo:country="US" officeooo:rsid="002a9b2e" officeooo:paragraph-rsid="002a9b2e" style:font-size-asian="10.5pt"/>
    </style:style>
    <style:style style:name="P27" style:family="paragraph" style:parent-style-name="DescriptionBody" style:list-style-name="L1">
      <style:text-properties fo:language="en" fo:country="US"/>
    </style:style>
    <style:style style:name="P28" style:family="paragraph" style:parent-style-name="DescriptionBody" style:list-style-name="L2">
      <style:text-properties fo:language="en" fo:country="US"/>
    </style:style>
    <style:style style:name="P29" style:family="paragraph" style:parent-style-name="DescriptionBody">
      <style:text-properties officeooo:paragraph-rsid="002aee14"/>
    </style:style>
    <style:style style:name="P30" style:family="paragraph" style:parent-style-name="DescriptionBody" style:list-style-name="L3">
      <style:text-properties officeooo:paragraph-rsid="002aee14"/>
    </style:style>
    <style:style style:name="P31" style:family="paragraph" style:parent-style-name="DescriptionBody" style:list-style-name="L3">
      <style:text-properties officeooo:rsid="002aee14" officeooo:paragraph-rsid="002aee14"/>
    </style:style>
    <style:style style:name="P32" style:family="paragraph" style:parent-style-name="DescriptionBody">
      <style:text-properties officeooo:paragraph-rsid="002dbba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1pt" style:font-size-asian="10.5pt"/>
    </style:style>
    <style:style style:name="T5" style:family="text">
      <style:text-properties fo:font-size="11pt" fo:font-style="italic" style:font-size-asian="10.5pt" style:font-style-asian="italic" style:font-style-complex="italic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ize="11pt" fo:font-weight="bold" style:font-size-asian="10.5pt"/>
    </style:style>
    <style:style style:name="T8" style:family="text">
      <style:text-properties style:use-window-font-color="true" fo:font-size="11pt" fo:font-style="normal" fo:font-weight="bold" style:font-size-asian="10.5pt" style:font-style-asian="normal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officeooo:rsid="001420d1"/>
    </style:style>
    <style:style style:name="T12" style:family="text">
      <style:text-properties fo:language="en" fo:country="US" officeooo:rsid="002dbbaa"/>
    </style:style>
    <style:style style:name="T13" style:family="text">
      <style:text-properties style:font-name="Tahoma" style:font-name-asian="DejaVu Sans" style:font-name-complex="DejaVu Sans"/>
    </style:style>
    <style:style style:name="T14" style:family="text">
      <style:text-properties fo:language="en" fo:country="none"/>
    </style:style>
    <style:style style:name="T15" style:family="text">
      <style:text-properties officeooo:rsid="000f6198"/>
    </style:style>
    <style:style style:name="T16" style:family="text">
      <style:text-properties officeooo:rsid="000fc07f"/>
    </style:style>
    <style:style style:name="T17" style:family="text">
      <style:text-properties officeooo:rsid="00102768"/>
    </style:style>
    <style:style style:name="T18" style:family="text">
      <style:text-properties officeooo:rsid="0011d608"/>
    </style:style>
    <style:style style:name="T19" style:family="text">
      <style:text-properties officeooo:rsid="0014e054"/>
    </style:style>
    <style:style style:name="T20" style:family="text">
      <style:text-properties officeooo:rsid="0015289d"/>
    </style:style>
    <style:style style:name="T21" style:family="text">
      <style:text-properties officeooo:rsid="0016f7ec"/>
    </style:style>
    <style:style style:name="T22" style:family="text">
      <style:text-properties officeooo:rsid="0018a38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a6255" style:font-style-asian="normal" style:font-style-complex="normal"/>
    </style:style>
    <style:style style:name="T25" style:family="text">
      <style:text-properties fo:font-style="normal" officeooo:rsid="00245cb3" style:font-style-asian="normal" style:font-style-complex="normal"/>
    </style:style>
    <style:style style:name="T26" style:family="text">
      <style:text-properties officeooo:rsid="001c0ed7"/>
    </style:style>
    <style:style style:name="T27" style:family="text">
      <style:text-properties officeooo:rsid="001e0aa1"/>
    </style:style>
    <style:style style:name="T28" style:family="text">
      <style:text-properties officeooo:rsid="001f66c6"/>
    </style:style>
    <style:style style:name="T29" style:family="text">
      <style:text-properties officeooo:rsid="002005e2"/>
    </style:style>
    <style:style style:name="T30" style:family="text">
      <style:text-properties officeooo:rsid="0021cc9c"/>
    </style:style>
    <style:style style:name="T31" style:family="text">
      <style:text-properties officeooo:rsid="0022442a"/>
    </style:style>
    <style:style style:name="T32" style:family="text">
      <style:text-properties officeooo:rsid="00249d71"/>
    </style:style>
    <style:style style:name="T33" style:family="text">
      <style:text-properties officeooo:rsid="00252be1"/>
    </style:style>
    <style:style style:name="T34" style:family="text">
      <style:text-properties officeooo:rsid="00259087"/>
    </style:style>
    <style:style style:name="T35" style:family="text">
      <style:text-properties officeooo:rsid="002829d6"/>
    </style:style>
    <style:style style:name="T36" style:family="text">
      <style:text-properties officeooo:rsid="00295d73"/>
    </style:style>
    <style:style style:name="T37" style:family="text">
      <style:text-properties officeooo:rsid="002aee14"/>
    </style:style>
    <style:style style:name="T38" style:family="text">
      <style:text-properties officeooo:rsid="002dba74"/>
    </style:style>
    <style:style style:name="T39" style:family="text">
      <style:text-properties officeooo:rsid="002dbbaa"/>
    </style:style>
    <style:style style:name="T40" style:family="text">
      <style:text-properties officeooo:rsid="003005e2"/>
    </style:style>
    <style:style style:name="T41" style:family="text">
      <style:text-properties officeooo:rsid="0031ac29"/>
    </style:style>
    <style:style style:name="T42" style:family="text">
      <style:text-properties officeooo:rsid="00329961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4346*" fo:start-indent="0in" fo:end-indent="0in"/>
          <style:column style:rel-width="4724*" fo:start-indent="0in" fo:end-indent="0in"/>
          <style:column style:rel-width="1136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9">Vincent Jacques</text:p>
        <text:section text:style-name="Sect2" text:name="Section3">
          <text:p text:style-name="P10">Born 18/01/1983</text:p>
          <text:p text:style-name="P10">French nationality</text:p>
          <text:p text:style-name="P11">References on request</text:p>
          <text:p text:style-name="Standard"><text:a xlink:type="simple" xlink:href="mailto:vincent.jacques@centraliens.net" text:style-name="Internet_20_link" text:visited-style-name="Visited_20_Internet_20_Link"><text:span text:style-name="T9">vincent.jacques@centraliens.net</text:span></text:a></text:p>
          <text:p text:style-name="Standard"><text:a xlink:type="simple" xlink:href="http://vincent-jacques.net/" text:style-name="Internet_20_link" text:visited-style-name="Visited_20_Internet_20_Link"><text:span text:style-name="T9">http://vincent-jacques.net/</text:span></text:a></text:p>
          <text:p text:style-name="P12"/>
        </text:section>
      </text:section>
      <text:p text:style-name="P17">Passionate software engineer<text:line-break/><text:span text:style-name="T13">É</text:span>cole Centrale Paris</text:p>
      <text:p text:style-name="P13">I started programming when I was 12, and haven't stopped since. I'm constantly exploring languages, technologies, and methodologies. After <text:span text:style-name="T17">nine</text:span> years of professional software engineering, I value<text:span text:style-name="T17"> maintainable and evolutive source code and the use of tools and automation</text:span>.</text:p>
      <text:h text:style-name="P23" text:outline-level="1">Work experience</text:h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25">Jan. 16 – Present</text:p>
          </table:table-cell>
          <table:table-cell table:style-name="WorkExperience.A1" office:value-type="string">
            <text:p text:style-name="P26"><text:span text:style-name="T1">University College London</text:span>, <text:span text:style-name="T40">UK</text:span>: research engineer</text:p>
            <text:p text:style-name="P29">I'm assisting Dr Jade Alglave <text:span text:style-name="T37">in the context of her </text:span>Brian Mercer Award for Innovation.</text:p>
            <text:p text:style-name="P29"><text:span text:style-name="T37">I'm </text:span>writing software for her research on weak memory models for multi-core <text:span text:style-name="T37">processors</text:span>. These tools <text:span text:style-name="T37">allow</text:span>:</text:p>
            <text:list xml:id="list7717922614858888944" text:style-name="L3">
              <text:list-item>
                <text:p text:style-name="P30"><text:span text:style-name="T37">running </text:span>test <text:span text:style-name="T37">programs on </text:span>actual hardware</text:p>
              </text:list-item>
              <text:list-item>
                <text:p text:style-name="P31">simulating hardware modeled in a domain specific language</text:p>
              </text:list-item>
              <text:list-item>
                <text:p text:style-name="P30"><text:span text:style-name="T37">generating test suites</text:span></text:p>
              </text:list-item>
            </text:list>
            <text:p text:style-name="P29"><text:span text:style-name="T37">I'm maintaining the OCaml code base and keeping it modular while developing new functionality.</text:span></text:p>
          </table:table-cell>
        </table:table-row>
        <table:table-row>
          <table:table-cell table:style-name="WorkExperience.A1" office:value-type="string">
            <text:p text:style-name="P7">Oct. 13 – Oct. 14</text:p>
          </table:table-cell>
          <table:table-cell table:style-name="WorkExperience.A1" office:value-type="string">
            <text:p text:style-name="P3"><text:span text:style-name="T1">Amazon</text:span>, Seattle, WA, USA: <text:span text:style-name="T21">s</text:span>oftware development engineer</text:p>
            <text:p text:style-name="P15">Our team was in charge of integrating functionality of the Goodreads <text:span text:style-name="T35">website</text:span> in the Kindle. <text:span text:style-name="T33">Being able to scale horizontally with the number of users and requests is the main constraint for the systems we designed</text:span>.</text:p>
            <text:p text:style-name="P16">I replaced a <text:span text:style-name="T33">network-accessed</text:span> database <text:span text:style-name="T34">(25 million entries)</text:span> with <text:span text:style-name="T33">one</text:span> replicated on all <text:span text:style-name="T34">servers (using an internal technology developed in Java)</text:span>. I handled this project end-to-end, from design and code to the migration of the data and follow-up in production.</text:p>
            <text:p text:style-name="P15">I fixed <text:span text:style-name="T32">our usage of Amazon Cloudsearch</text:span> to return books in the language of the query.</text:p>
            <text:p text:style-name="P15">I was actively participating to API design and reviews <text:span text:style-name="T32">as well as storage design and reviews (mainly using Amazon DynamoDB)</text:span>.</text:p>
          </table:table-cell>
        </table:table-row>
        <table:table-row>
          <table:table-cell table:style-name="WorkExperience.A1" office:value-type="string">
            <text:p text:style-name="P6">Dec. 10 – <text:span text:style-name="T15">Apr. 13</text:span></text:p>
          </table:table-cell>
          <table:table-cell table:style-name="WorkExperience.A1" office:value-type="string">
            <text:p text:style-name="P4"><text:span text:style-name="T5">Criteo</text:span>, Paris, France: <text:span text:style-name="T21">s</text:span>oftware development engineer</text:p>
            <text:p text:style-name="P13">I worked on many areas of Criteo's web adverting platform (1 billion displays a day). I <text:span text:style-name="T18">ended</text:span> leading the « Development support » team (5 members), which <text:span text:style-name="T18">was</text:span> in charge of: </text:p>
            <text:list xml:id="list3445473013702714253" text:style-name="L1">
              <text:list-item>
                <text:p text:style-name="P27">Technical C# libraries used by most of our 130 developers. I designed the configuration facility <text:span text:style-name="T18">still</text:span> used globally in Criteo;</text:p>
              </text:list-item>
              <text:list-item>
                <text:p text:style-name="P27">Development tools (Gitorious, Nuget server, continuous integration, etc.). I managed an intern to develop our new deployment tool. It is <text:span text:style-name="T18">still</text:span> used everyday to distribute software on more than 500 servers, dividing by 10 the duration of each deployment.</text:p>
              </text:list-item>
            </text:list>
            <text:p text:style-name="P13">I volunteered to act as release manager while we were recruiting one. During 5 months, I was synchronizing about 10 teams involved in the weekly release of our platform.</text:p>
            <text:p text:style-name="P13">I've also been conducting more than 50 technical hiring interviews focused on evaluating object-oriented design skills.</text:p>
          </table:table-cell>
        </table:table-row>
        <table:table-row>
          <table:table-cell table:style-name="WorkExperience.A1" office:value-type="string">
            <text:p text:style-name="P6">Sept. 08 – Nov. 10</text:p>
          </table:table-cell>
          <table:table-cell table:style-name="WorkExperience.A1" office:value-type="string">
            <text:p text:style-name="P18"><text:span text:style-name="T1">Thales</text:span>, near Paris: <text:span text:style-name="T22">s</text:span>oftware engineer on Automated Train System</text:p>
            <text:p text:style-name="DescriptionBody">We were bug-fixing and making functional evolutions on the software used in more than 20 cities for commercial exploitation of subway lines. In about one year, I became a reference point for design and coding questions.<text:span text:style-name="T6"> The business strategy required us to maintain this legacy C++ software with very little investments.</text:span></text:p>
            <text:p text:style-name="P13"><text:soft-page-break/>My main contributions:</text:p>
            <text:list xml:id="list6745125162469176484" text:style-name="L2">
              <text:list-item>
                <text:p text:style-name="P28">A visualization tool for subway lines based on their structured description. I supervised an intern to realize it in C++ and Python;</text:p>
              </text:list-item>
              <text:list-item>
                <text:p text:style-name="P28">Analysis of the different types of temporary exploitation loops and refactoring of the way the ATS handles them, allowing us to apply our ATS to 3 more lines in Paris;</text:p>
              </text:list-item>
              <text:list-item>
                <text:p text:style-name="P28">Fixing the way delayed trains were propagated in the timetable, considerably reducing the number of transient bugs reported.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6">2008 – <text:span text:style-name="T36">2011</text:span></text:p>
          </table:table-cell>
          <table:table-cell table:style-name="WorkExperience.A1" office:value-type="string">
            <text:p text:style-name="P19"><text:span text:style-name="T1">École Centrale Paris</text:span><text:span text:style-name="T23">: </text:span><text:span text:style-name="T24">p</text:span><text:span text:style-name="T23">art-time teacher for senior year </text:span><text:span text:style-name="T8">students</text:span></text:p>
            <text:p text:style-name="P13"><text:span text:style-name="T20">I was recruited by a</text:span> former teacher of mine to <text:span text:style-name="T20">guide student</text:span>s <text:span text:style-name="T20">during</text:span> their <text:span text:style-name="T20">robotics </text:span>project.</text:p>
          </table:table-cell>
        </table:table-row>
        <table:table-row>
          <table:table-cell table:style-name="WorkExperience.A1" office:value-type="string">
            <text:p text:style-name="P6">Dec. 06 – Aug. 08</text:p>
          </table:table-cell>
          <table:table-cell table:style-name="WorkExperience.A1" office:value-type="string">
            <text:p text:style-name="P21"><text:span text:style-name="T1">Amadeus</text:span>, <text:span text:style-name="T41">Sophia Antipolis</text:span>, France: <text:span text:style-name="T26">s</text:span>oftware development <text:span text:style-name="T7">engineer</text:span></text:p>
            <text:p text:style-name="DescriptionBody"><text:span text:style-name="T9">Amadeus was re-architecturing its whole booking platform (used by </text:span>100 000 travel agencies<text:span text:style-name="T9">) to use C++ on Unix, improving modularity and </text:span><text:bookmark text:name="firstHeading"/><text:span text:style-name="T14">evolutivity</text:span><text:span text:style-name="T9">. I was part of the « hotel availability » team (9 members).</text:span></text:p>
            <text:p text:style-name="DescriptionBody">I also took over a Perl program comparing the new behavior to the old one. This tool was being developed unsuccessfully for two months. It became urgent to validate the new platform and I fixed the tool in two weeks.</text:p>
          </table:table-cell>
        </table:table-row>
        <table:table-row>
          <table:table-cell table:style-name="WorkExperience.A1" office:value-type="string">
            <text:p text:style-name="P8">May 06 – Oct. 06</text:p>
          </table:table-cell>
          <table:table-cell table:style-name="WorkExperience.A1" office:value-type="string">
            <text:p text:style-name="P20"><text:span text:style-name="T1">SKF</text:span>, Tours, France: <text:span text:style-name="T27">e</text:span>ngineering intern</text:p>
            <text:p text:style-name="P13">I designed, implemented (in Delphi) and validated a proof of concept for an algorithm compensating the drift of a sensor-bearing used in washing machines.</text:p>
          </table:table-cell>
        </table:table-row>
        <table:table-row>
          <table:table-cell table:style-name="WorkExperience.A1" office:value-type="string">
            <text:p text:style-name="P8">2001 – 2005</text:p>
          </table:table-cell>
          <table:table-cell table:style-name="WorkExperience.A1" office:value-type="string">
            <text:p text:style-name="P2"><text:span text:style-name="T23">Private teacher</text:span> for high school students (<text:span text:style-name="T28">m</text:span>athematics <text:span text:style-name="T29">and</text:span> <text:span text:style-name="T28">p</text:span>hysics)</text:p>
          </table:table-cell>
        </table:table-row>
      </table:table>
      <text:h text:style-name="P22" text:outline-level="1">Open-source</text:h>
      <text:p text:style-name="P13">PyGithub (<text:span text:style-name="T42">80</text:span>0 stars on GitHub) is a Python wrapper for GitHub's API. <text:span text:style-name="T30">I wrote it and maintained it for a few years.</text:span> <text:span text:style-name="T16">It is now packaged in some UNIX distributions and maintained by the community.</text:span></text:p>
      <text:p text:style-name="P32"><text:span text:style-name="T11">Other</text:span><text:span text:style-name="T9"> projects are available on </text:span><text:a xlink:type="simple" xlink:href="http://vincent-jacques.net/" text:style-name="Internet_20_link" text:visited-style-name="Visited_20_Internet_20_Link"><text:span text:style-name="T12">http://vincent-jacques.net/</text:span></text:a><text:span text:style-name="T9">.</text:span></text:p>
      <text:h text:style-name="P22" text:outline-level="1">Education</text:h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float" office:value="2006">
            <text:p text:style-name="P6">2006</text:p>
          </table:table-cell>
          <table:table-cell table:style-name="Education.B1" office:value-type="string">
            <text:p text:style-name="P5"><text:span text:style-name="T1">École Centrale Paris</text:span><text:span text:style-name="T23">: </text:span><text:span text:style-name="T25">g</text:span>eneral engineering degree</text:p>
            <text:p text:style-name="P13">I've studied the basics of engineering sciences, with a focus on software and electronics during my senior year.</text:p>
            <text:p text:style-name="DescriptionBody"><text:span text:style-name="T9">Technical projects: six-legged robot</text:span><text:span text:style-name="T10"> and </text:span><text:span text:style-name="T9">automated sail boat model.</text:span></text:p>
            <text:p text:style-name="P13">Humanitarian project in an orphanage near Chennai, India.</text:p>
          </table:table-cell>
        </table:table-row>
      </table:table>
      <text:h text:style-name="P24" text:outline-level="1">Languages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column table:style-name="Languages.D"/>
        <table:table-row>
          <table:table-cell office:value-type="string">
            <text:p text:style-name="P6">French</text:p>
          </table:table-cell>
          <table:table-cell office:value-type="string">
            <text:p text:style-name="P13">Native</text:p>
          </table:table-cell>
          <table:table-cell office:value-type="string">
            <text:p text:style-name="P6">English</text:p>
          </table:table-cell>
          <table:table-cell office:value-type="string">
            <text:p text:style-name="P13">Fluent</text:p>
          </table:table-cell>
        </table:table-row>
      </table:table>
      <text:h text:style-name="P22" text:outline-level="1">Self-learning</text:h>
      <table:table table:name="SelfLearning" table:style-name="SelfLearning">
        <table:table-column table:style-name="SelfLearning.A"/>
        <table:table-column table:style-name="SelfLearning.B"/>
        <table:table-row>
          <table:table-cell table:style-name="SelfLearning.A1" office:value-type="string">
            <text:p text:style-name="P6">Software engineering</text:p>
          </table:table-cell>
          <table:table-cell table:style-name="SelfLearning.A1" office:value-type="string">
            <text:p text:style-name="P13">Design: SOLID, GRASP, patterns</text:p>
            <text:p text:style-name="P13">Agility: Scrum, automated testing</text:p>
            <text:p text:style-name="P14">Languages: Python, C++ (Standard Library, Boost), <text:span text:style-name="T38">Ocaml (Core)</text:span>, <text:span text:style-name="T16">Java</text:span>, C# .Net, Javascript (jQuery), SQL</text:p>
            <text:p text:style-name="P13">Tools: gdb, gcov, valgrind, Visual Studio, git, GitHub, Travis <text:span text:style-name="T19">CI</text:span></text:p>
          </table:table-cell>
        </table:table-row>
        <table:table-row>
          <table:table-cell table:style-name="SelfLearning.A1" office:value-type="string">
            <text:p text:style-name="P6">Presentation</text:p>
          </table:table-cell>
          <table:table-cell table:style-name="SelfLearning.A1" office:value-type="string">
            <text:p text:style-name="P13">Open-office, LaTeX, Microsoft Office, (X)HTML+CSS</text:p>
          </table:table-cell>
        </table:table-row>
        <table:table-row>
          <table:table-cell table:style-name="SelfLearning.A1" office:value-type="string">
            <text:p text:style-name="P6">Systems</text:p>
          </table:table-cell>
          <table:table-cell table:style-name="SelfLearning.A1" office:value-type="string">
            <text:p text:style-name="P13">GNU/Linux, Windows, Mac OS X</text:p>
          </table:table-cell>
        </table:table-row>
      </table:table>
      <text:h text:style-name="P22" text:outline-level="1">Other hobbies</text:h>
      <text:p text:style-name="P13"><text:span text:style-name="T4">Water rockets</text:span>, brain-teasers, radio-controlled models, robot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1.2992in"/>
        </style:tab-stops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0984in" fo:margin-bottom="0.0984in" loext:contextual-spacing="false" fo:text-align="center" style:justify-single-word="false" style:page-number="auto" style:shadow="non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1575in" fo:margin-bottom="0.0783in" loext:contextual-spacing="false" fo:text-align="start" style:justify-single-word="false" fo:padding-left="0.0398in" fo:padding-right="0.0398in" fo:padding-top="0in" fo:padding-bottom="0.0398in" fo:border-left="0.99pt solid #9999cc" fo:border-right="none" fo:border-top="0.99pt solid #9999cc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top="0in" fo:margin-bottom="0.2362in" loext:contextual-spacing="false" fo:text-align="center" style:justify-single-word="false"/>
      <style:text-properties style:font-name="Nimbus Roman No9 L1" fo:font-family="'Nimbus Roman No9 L'" style:font-style-name="Normal" style:font-family-generic="roman" style:font-pitch="variable" fo:font-size="13pt" fo:font-style="normal" style:font-size-asian="12pt" style:font-style-asian="italic" style:font-weight-asian="normal" style:font-size-complex="12pt" style:font-style-complex="italic" style:font-weight-complex="normal"/>
    </style:style>
    <style:style style:name="Entrée_20_1" style:display-name="Entrée 1" style:family="paragraph" style:parent-style-name="Standard" style:auto-update="true">
      <style:paragraph-properties fo:margin-left="1.6535in" fo:margin-right="0in" fo:margin-top="0in" fo:margin-bottom="0in" loext:contextual-spacing="false" fo:text-indent="-3.9366in" style:auto-text-indent="false">
        <style:tab-stops>
          <style:tab-stop style:position="-0.0984in" style:type="right"/>
        </style:tab-stops>
      </style:paragraph-properties>
    </style:style>
    <style:style style:name="Entrée_20_2" style:display-name="Entrée 2" style:family="paragraph" style:parent-style-name="Entrée_20_1" style:auto-update="true">
      <style:paragraph-properties fo:margin-left="0.9839in" fo:margin-right="0in" fo:margin-top="0in" fo:margin-bottom="0in" loext:contextual-spacing="false" fo:text-indent="-3.9366in" style:auto-text-indent="false">
        <style:tab-stops>
          <style:tab-stop style:position="-0.098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te" style:family="paragraph" style:parent-style-name="Standard" style:auto-update="true">
      <style:paragraph-properties fo:margin-left="0in" fo:margin-right="0.1181in" fo:margin-top="0in" fo:margin-bottom="0in" loext:contextual-spacing="false" fo:text-align="end" style:justify-single-word="false" fo:text-indent="0in" style:auto-text-indent="false" style:shadow="none"/>
      <style:text-properties style:use-window-font-color="true"/>
    </style:style>
    <style:style style:name="DescriptionHeader" style:family="paragraph" style:parent-style-name="Standard" style:auto-update="true" style:master-page-name="">
      <style:paragraph-properties fo:margin-left="0in" fo:margin-right="0in" fo:margin-top="0in" fo:margin-bottom="0.0783in" loext:contextual-spacing="false" fo:text-align="justify" style:justify-single-word="false" fo:text-indent="0in" style:auto-text-indent="false" style:page-number="auto" fo:keep-with-next="always"/>
      <style:text-properties style:use-window-font-color="true" fo:font-weight="bold" style:font-size-asian="10.5pt" style:font-weight-asian="bold" style:font-weight-complex="bold"/>
    </style:style>
    <style:style style:name="Header" style:family="paragraph" style:parent-style-name="Standard" style:auto-update="true" style:class="extra">
      <style:text-properties style:use-window-font-color="true" fo:font-size="18pt" style:font-size-asian="14pt" style:font-size-complex="14pt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.1181in" fo:margin-right="0in" fo:margin-top="0in" fo:margin-bottom="0in" loext:contextual-spacing="false" fo:text-align="start" style:justify-single-word="false" fo:text-indent="0in" style:auto-text-indent="false" fo:padding-left="0.0398in" fo:padding-right="0in" fo:padding-top="0in" fo:padding-bottom="0in" fo:border-left="0.51pt solid #9999cc" fo:border-right="none" fo:border-top="none" fo:border-bottom="none" style:shadow="none" style:join-border="false"/>
      <style:text-properties fo:font-size="11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Entrée_20_Auto-formation" style:display-name="Entrée Auto-formation" style:family="paragraph" style:parent-style-name="Standard" style:auto-update="true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  <style:text-properties fo:font-size="6pt" style:font-size-asian="10.5pt"/>
    </style:style>
    <style:style style:name="DescriptionBody" style:family="paragraph" style:parent-style-name="Standard">
      <style:paragraph-properties fo:margin-top="0in" fo:margin-bottom="0.0398in" loext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nction" style:family="text">
      <style:text-properties style:use-window-font-color="true" fo:font-weight="normal" style:font-size-asian="10.5pt"/>
    </style:style>
    <style:style style:name="Institution" style:family="text">
      <style:text-properties style:use-window-font-color="true" fo:font-style="italic" style:font-size-asian="10.5p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Lieu" style:family="text">
      <style:text-properties style:use-window-font-color="true"/>
    </style:style>
    <style:style style:name="Nom_20_propre" style:display-name="Nom propre" style:family="text">
      <style:text-properties fo:font-variant="small-cap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902in" fo:margin-bottom="0.5118in" fo:margin-left="0.590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783in" fo:margin-left="0in" fo:margin-right="0in" fo:margin-top="0in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<text:tab/><text:date style:data-style-name="N80" text:date-value="2016-04-25T09:51:22.027615676">25. Apr. 20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creation-date>2008-05-05T20:28:29</meta:creation-date>
    <dc:date>2016-04-25T09:51:21.925678716</dc:date>
    <meta:print-date>2008-06-01T22:25:36</meta:print-date>
    <meta:editing-cycles>306</meta:editing-cycles>
    <meta:editing-duration>P1DT1H13M49S</meta:editing-duration>
    <meta:document-statistic meta:table-count="4" meta:image-count="0" meta:object-count="0" meta:page-count="2" meta:paragraph-count="76" meta:word-count="846" meta:character-count="5449" meta:non-whitespace-character-count="4677"/>
    <meta:user-defined meta:name="Info 1"/>
    <meta:user-defined meta:name="Info 2"/>
    <meta:user-defined meta:name="Info 3"/>
    <meta:user-defined meta:name="Info 4"/>
  </office:meta>
</office:document-meta>
</file>